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ahoma1" svg:font-family="Tahoma"/>
    <style:font-face style:name="Times" svg:font-family="Times"/>
    <style:font-face style:name="FreeSans" svg:font-family="FreeSans"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FreeSans"/>
    </style:style>
    <style:style style:name="P3" style:family="paragraph" style:parent-style-name="Standard">
      <style:text-properties style:font-name="FreeSans" fo:font-size="36pt" style:font-size-asian="36pt" style:font-size-complex="36pt"/>
    </style:style>
    <style:style style:name="P4" style:family="paragraph" style:parent-style-name="Standard">
      <style:paragraph-properties fo:text-align="center" style:justify-single-word="false"/>
      <style:text-properties style:font-name="FreeSans" fo:font-size="36pt" style:font-size-asian="36pt" style:font-size-complex="36pt"/>
    </style:style>
    <style:style style:name="P5" style:family="paragraph" style:parent-style-name="Standard">
      <style:text-properties style:font-name="FreeSans" fo:font-size="20pt" style:font-size-asian="20pt" style:font-size-complex="20pt"/>
    </style:style>
    <style:style style:name="P6" style:family="paragraph" style:parent-style-name="Standard">
      <style:paragraph-properties fo:text-align="end" style:justify-single-word="false"/>
      <style:text-properties style:font-name="FreeSans" fo:font-size="20pt" style:font-size-asian="20pt" style:font-size-complex="20pt"/>
    </style:style>
    <style:style style:name="P7" style:family="paragraph" style:parent-style-name="Standard">
      <style:text-properties style:font-name="FreeSans"/>
    </style:style>
    <style:style style:name="P8" style:family="paragraph" style:parent-style-name="Standard">
      <style:text-properties style:font-name="FreeSans" fo:font-weight="bold" style:font-weight-asian="bold" style:font-weight-complex="bold"/>
    </style:style>
    <style:style style:name="P9" style:family="paragraph" style:parent-style-name="Standard">
      <style:text-properties style:font-name="FreeSans" fo:font-weight="normal" style:font-weight-asian="normal" style:font-weight-complex="normal"/>
    </style:style>
    <style:style style:name="P10" style:family="paragraph" style:parent-style-name="Standard" style:list-style-name="L1">
      <style:text-properties style:font-name="FreeSans"/>
    </style:style>
    <style:style style:name="P11" style:family="paragraph" style:parent-style-name="Standard" style:list-style-name="L1">
      <style:text-properties style:font-name="FreeSans"/>
    </style:style>
    <style:style style:name="P12" style:family="paragraph" style:parent-style-name="Standard" style:list-style-name="L2">
      <style:text-properties style:font-name="FreeSans"/>
    </style:style>
    <style:style style:name="P13" style:family="paragraph" style:parent-style-name="Standard" style:list-style-name="L2">
      <style:text-properties style:font-name="FreeSans"/>
    </style:style>
    <style:style style:name="P14" style:family="paragraph" style:parent-style-name="Standard" style:list-style-name="L2">
      <style:text-properties style:font-name="FreeSans"/>
    </style:style>
    <style:style style:name="P15" style:family="paragraph" style:parent-style-name="Standard" style:list-style-name="L2">
      <style:text-properties style:font-name="FreeSans"/>
    </style:style>
    <style:style style:name="P16" style:family="paragraph" style:parent-style-name="Standard">
      <style:paragraph-properties fo:break-before="page"/>
      <style:text-properties style:font-name="FreeSans" fo:font-size="15pt" fo:font-weight="bold"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style:font-name="FreeSans" fo:font-size="36pt" fo:font-weight="bold" style:font-size-asian="36pt" style:font-weight-asian="bold" style:font-size-complex="36pt" style:font-weight-complex="bold"/>
    </style:style>
    <style:style style:name="T3" style:family="text">
      <style:text-properties style:font-name="FreeSans" fo:font-size="36pt" style:font-size-asian="36pt" style:font-size-complex="36pt"/>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DT4145</text:span><text:span text:style-name="T3">: Data Modelling and Database Systems</text:span></text:p>
      <text:p text:style-name="P4"/>
      <text:p text:style-name="P4"/>
      <text:p text:style-name="P4"/>
      <text:p text:style-name="P4"/>
      <text:p text:style-name="P4"/>
      <text:p text:style-name="P4">Exercise 3: “Relational algebra and SQL”</text:p>
      <text:p text:style-name="P3"/>
      <text:p text:style-name="P3"/>
      <text:p text:style-name="P2"/>
      <text:p text:style-name="P2"/>
      <text:p text:style-name="P2"/>
      <text:p text:style-name="P2"/>
      <text:p text:style-name="P2"/>
      <text:p text:style-name="P5"/>
      <text:p text:style-name="P5"/>
      <text:p text:style-name="P5"/>
      <text:p text:style-name="P5"/>
      <text:p text:style-name="P5"/>
      <text:p text:style-name="P6">David Rozas Domingo</text:p>
      <text:p text:style-name="P6">Miguel Bono Tur</text:p>
      <text:p text:style-name="Standard"/>
      <text:p text:style-name="P16">Task1</text:p>
      <text:p text:style-name="P16">Task 2</text:p>
      <text:p text:style-name="P2"/>
      <text:p text:style-name="P2">a)</text:p>
      <text:p text:style-name="P2"/>
      <text:p text:style-name="P2">CREATE TABLE Customer(customerId<text:tab/>INTEGER,</text:p>
      <text:p text:style-name="P2"><text:tab/><text:tab/><text:tab/><text:tab/>name<text:tab/><text:tab/>CHAR(30),</text:p>
      <text:p text:style-name="P2"><text:tab/><text:tab/><text:tab/><text:tab/>creditLimit<text:tab/>FLOAT,</text:p>
      <text:p text:style-name="P2"><text:tab/><text:tab/><text:tab/><text:tab/>zipCode<text:tab/>INTEGER,</text:p>
      <text:p text:style-name="P2"><text:tab/><text:tab/><text:tab/><text:tab/>PRIMARY KEY (customerId),</text:p>
      <text:p text:style-name="P2"><text:tab/><text:tab/><text:tab/><text:tab/>FOREIGN KEY (zipCode) REFERENCES PostCode)</text:p>
      <text:p text:style-name="P2"/>
      <text:p text:style-name="P2">CREATE TABLE PostCode (zipCode<text:tab/>INTEGER,</text:p>
      <text:p text:style-name="P2"><text:tab/><text:tab/><text:tab/><text:tab/>place<text:tab/><text:tab/>CHAR(20),</text:p>
      <text:p text:style-name="P2"><text:tab/><text:tab/><text:tab/><text:tab/>PRIMARY KEY (zipCode)</text:p>
      <text:p text:style-name="P2"/>
      <text:p text:style-name="P2">CREATE TABLE Item<text:tab/>(itemId<text:tab/>INTEGER,</text:p>
      <text:p text:style-name="P2"><text:tab/><text:tab/><text:tab/><text:tab/>name<text:tab/><text:tab/>CHAR(20),</text:p>
      <text:p text:style-name="P2"><text:tab/><text:tab/><text:tab/><text:tab/>quantity<text:tab/>INTEGER,</text:p>
      <text:p text:style-name="P2"><text:tab/><text:tab/><text:tab/><text:tab/>price<text:tab/><text:tab/>FLOAT</text:p>
      <text:p text:style-name="P2"><text:tab/><text:tab/><text:tab/><text:tab/>PRIMARY KEY (itemId))</text:p>
      <text:p text:style-name="P2"/>
      <text:p text:style-name="P2">CREATE TABLE Order<text:tab/>(itemId<text:tab/>INTEGER,</text:p>
      <text:p text:style-name="P2"><text:tab/><text:tab/><text:tab/><text:tab/>customerId<text:tab/>INTEGER,</text:p>
      <text:p text:style-name="P2"><text:tab/><text:tab/><text:tab/><text:tab/>quantity<text:tab/>INTEGER,</text:p>
      <text:p text:style-name="P2"><text:tab/><text:tab/><text:tab/><text:tab/>PRIMARY KEY (itemId, customerId),</text:p>
      <text:p text:style-name="P2"><text:tab/><text:tab/><text:tab/><text:tab/>FOREIGN KEY (itemId) REFERENCES Item,</text:p>
      <text:p text:style-name="P2"><text:tab/><text:tab/><text:tab/><text:tab/>FOREING KEY (customerId) REFERENCES Customer)</text:p>
      <text:p text:style-name="P2"/>
      <text:p text:style-name="P2">b)</text:p>
      <text:p text:style-name="P2"/>
      <text:p text:style-name="P2">For performing the changes in Order if a Customer or Item is deleted or updated, we have to change the definition of Order in this way:</text:p>
      <text:p text:style-name="P2"/>
      <text:p text:style-name="P2">CREATE TABLE Order<text:tab/>(itemId<text:tab/>INTEGER,</text:p>
      <text:p text:style-name="P2"><text:tab/><text:tab/><text:tab/><text:tab/>customerId<text:tab/>INTEGER,</text:p>
      <text:p text:style-name="P2"><text:tab/><text:tab/><text:tab/><text:tab/>quantity<text:tab/>INTEGER,</text:p>
      <text:p text:style-name="P2"><text:tab/><text:tab/><text:tab/><text:tab/>PRIMARY KEY (itemId, customerId),</text:p>
      <text:p text:style-name="P2"><text:tab/><text:tab/><text:tab/><text:tab/>FOREIGN KEY (itemId) REFERENCES Item,</text:p>
      <text:p text:style-name="P2"><text:tab/><text:tab/><text:tab/><text:tab/>FOREING KEY (customerId) REFERENCES Customer</text:p>
      <text:p text:style-name="P2"><text:tab/><text:tab/><text:tab/><text:tab/><text:tab/><text:span text:style-name="T1">ON DELETE CASCADE</text:span></text:p>
      <text:p text:style-name="P2"><text:span text:style-name="T1"><text:tab/><text:tab/><text:tab/><text:tab/><text:tab/>ON UPDATE CASCADE</text:span>)</text:p>
      <text:p text:style-name="P2"/>
      <text:p text:style-name="P2"/>
      <text:p text:style-name="P2">Regarding to PostCode, it seems natural that if we delete an instance of PostCode, instead of deleting the customer, his attribute ZipCode which references to PostCode takes null as value. In the case of Update, the natural would be to update also the ZipCode in Customer.</text:p>
      <text:p text:style-name="P2">So the necessary changes to perform this behaviour are:</text:p>
      <text:p text:style-name="P2"/>
      <text:p text:style-name="P2">CREATE TABLE Customer (customerId<text:tab/><text:tab/>INTEGER,</text:p>
      <text:p text:style-name="P2"><text:tab/><text:tab/><text:tab/><text:tab/>name<text:tab/><text:tab/>CHAR(30),</text:p>
      <text:p text:style-name="P2"><text:tab/><text:tab/><text:tab/><text:tab/>creditLimit<text:tab/>FLOAT,</text:p>
      <text:p text:style-name="P2"><text:soft-page-break/><text:tab/><text:tab/><text:tab/><text:tab/>zipCode<text:tab/>INTEGER,</text:p>
      <text:p text:style-name="P2"><text:tab/><text:tab/><text:tab/><text:tab/>PRIMARY KEY (customerId),</text:p>
      <text:p text:style-name="P2"><text:tab/><text:tab/><text:tab/><text:tab/>FOREIGN KEY (zipCode) REFERENCES PostCode,</text:p>
      <text:p text:style-name="P8"><text:tab/><text:tab/><text:tab/><text:tab/>ON UPDATE CASCADE,</text:p>
      <text:p text:style-name="P2"><text:span text:style-name="T1"><text:tab/><text:tab/><text:tab/><text:tab/>ON DELETE NULL</text:span>)</text:p>
      <text:p text:style-name="P2"/>
      <text:p text:style-name="P2">c)</text:p>
      <text:p text:style-name="P2"/>
      <text:p text:style-name="P9">To avoid that a customer order total does not exceed the credit limit we can create an assertion:</text:p>
      <text:p text:style-name="P9"><text:span text:style-name="T1"/></text:p>
      <text:p text:style-name="P2">CREATE ASSERTION CreditLimit</text:p>
      <text:p text:style-name="P2">CHECK(</text:p>
      <text:p text:style-name="P2">SELECT (SUM(I.Price)</text:p>
      <text:p text:style-name="P2">FROM Customer C, Order O, Item, I</text:p>
      <text:p text:style-name="P2">WHERE C.CustomerId = O.CustomerId AND O.ItemId = I.ItemID) &lt; </text:p>
      <text:p text:style-name="P2"><text:tab/><text:tab/><text:tab/><text:tab/><text:tab/><text:tab/><text:tab/><text:tab/><text:tab/>(SELECT C2.CreditLimit</text:p>
      <text:p text:style-name="P2"><text:tab/><text:tab/><text:tab/><text:tab/><text:tab/><text:tab/><text:tab/><text:tab/><text:tab/> <text:s/>FROM Customers C2”) )</text:p>
      <text:p text:style-name="P2"/>
      <text:p text:style-name="P16">Task 3</text:p>
      <text:p text:style-name="P16">Task 4</text:p>
      <text:p text:style-name="P2"/>
      <text:p text:style-name="P2">a)</text:p>
      <text:p text:style-name="P2"/>
      <text:p text:style-name="P2">View mechanism provides:</text:p>
      <text:list text:style-name="L1">
        <text:list-item>
          <text:p text:style-name="P10">Support for logical data independence, which can be used to define relations in the external schema that mask changes in the conceptual schema.</text:p>
        </text:list-item>
        <text:list-item>
          <text:p text:style-name="P10">Support for security, because we can define views that give a group of users access to just the information they are allow to see.</text:p>
        </text:list-item>
      </text:list>
      <text:p text:style-name="P2"/>
      <text:p text:style-name="P2">But some problems can arise on updating, because we can have side effects. So we have to handle the updating through views carefully, or even disallow it.</text:p>
      <text:p text:style-name="P2"/>
      <text:p text:style-name="P2">b)</text:p>
      <text:p text:style-name="P2"/>
      <text:p text:style-name="P2">CREATE VIEW (ProjectName, DepartmentDependency, NumberOfEmployees, TotalHours) AS</text:p>
      <text:p text:style-name="P2">SELECT P.name, DL.Dlocation, COUNT (E.ssn), SUM(W.hours)</text:p>
      <text:p text:style-name="P2">FROM Employees E, Project P, Works_on W, Department D, Dept_locations DL</text:p>
      <text:p text:style-name="P2">WHERE E.ssn=W.ssn AND P.Pnumber = W.Pno </text:p>
      <text:p text:style-name="P2"><text:tab/>AND P.Dno = D.Dnumber AND DL.Dnumber = D.Dnumber</text:p>
      <text:p text:style-name="P2">GROUP BY P.Dno )</text:p>
      <text:p text:style-name="P2"/>
      <text:p text:style-name="P2">c)</text:p>
      <text:p text:style-name="P2"/>
      <text:list text:style-name="L2">
        <text:list-item>
          <text:p text:style-name="P12">It is valid, it returns all the fields of the summary of the the department, who has been performed by grouping the employees by his department number.</text:p>
        </text:list-item>
        <text:list-item>
          <text:p text:style-name="P12">It is valid, it returns the number of department and the number of employees where the total salary of all the employees in this department exceed 10000.</text:p>
        </text:list-item>
        <text:list-item>
          <text:p text:style-name="P12">It is not valid, you cannot modify data in views that use GROUP BY.</text:p>
        </text:list-item>
        <text:list-item>
          <text:p text:style-name="P12">It is not valid (same reason as 3)</text:p>
        </text:list-item>
      </text:list>
      <text:p text:style-name="P2"/>
      <text:p text:style-name="P2"/>
      <text:p text:style-name="P2"/>
      <text:p text:style-name="P16">Task 5</text:p>
      <text:p text:style-name="P16">Task 6</text:p>
      <text:p text:style-name="P2"/>
      <text:p text:style-name="P2">a)</text:p>
      <text:p text:style-name="P2">SELECT * </text:p>
      <text:p text:style-name="P2">FROM Supplier S</text:p>
      <text:p text:style-name="P2">WHERE S.status&gt;15</text:p>
      <text:p text:style-name="P2"/>
      <text:p text:style-name="P2">b)</text:p>
      <text:p text:style-name="P2"/>
      <text:p text:style-name="P2">SELECT S.sname, S.city</text:p>
      <text:p text:style-name="P2">FROM Supplier S, Part P, SuppliesPart SP</text:p>
      <text:p text:style-name="P2">WHERE S.sno = SP.sno AND P.pno = SP.pno AND P.pname = “Screw”</text:p>
      <text:p text:style-name="P2"/>
      <text:p text:style-name="P2">c)</text:p>
      <text:p text:style-name="P2"/>
      <text:p text:style-name="P2">SELECT P.pno, P.name</text:p>
      <text:p text:style-name="P2">FROM Supplier S, Part P, SuppliesPart SP</text:p>
      <text:p text:style-name="P2">WHERE S.sno = SP.sno AND P.pno = SP.pno </text:p>
      <text:p text:style-name="P2"><text:tab/><text:tab/>AND<text:tab/>(SELECT COUNT(S2.sno)</text:p>
      <text:p text:style-name="P2"><text:tab/><text:tab/><text:tab/> <text:s/>FROM Suppliers S2, Part P2, SuppliesPart SP2</text:p>
      <text:p text:style-name="P2"><text:tab/><text:tab/><text:tab/> <text:s/>WHERE S2.sno = SP2.sno </text:p>
      <text:p text:style-name="P2"><text:tab/><text:tab/><text:tab/> <text:s/>AND P2.pno = SP2.pno</text:p>
      <text:p text:style-name="P2"><text:tab/><text:tab/><text:tab/> <text:s/>GROUP BY P2.pno)&gt;=2</text:p>
      <text:p text:style-name="P2"/>
      <text:p text:style-name="P2">d)</text:p>
      <text:p text:style-name="P2"/>
      <text:p text:style-name="P2">SELECT COUNT(S.sno)</text:p>
      <text:p text:style-name="P2">FROM Suppliers S</text:p>
      <text:p text:style-name="P2"/>
      <text:p text:style-name="P2">e)</text:p>
      <text:p text:style-name="P2"/>
      <text:p text:style-name="P2">SELECT DISTINCT(S.city)</text:p>
      <text:p text:style-name="P2">FROM Supplier S, Part P, SuppliesPart SP</text:p>
      <text:p text:style-name="P2">WHERE S.sno = SP.sno AND P.pno = SP.pno AND P.weight&gt;10.0</text:p>
      <text:p text:style-name="P2"/>
      <text:p text:style-name="P2"/>
      <text:p text:style-name="P2"/>
      <text:p text:style-name="P2">f)</text:p>
      <text:p text:style-name="P2"/>
      <text:p text:style-name="P2">SELECT S.sname, S.city</text:p>
      <text:p text:style-name="P2">FROM Supplier S, Part P, SuppliesPart SP</text:p>
      <text:p text:style-name="P2">WHERE S.sno = SP.sno AND P.pno = SP.pno </text:p>
      <text:p text:style-name="P2"><text:tab/>AND S.sno NOT IN (</text:p>
      <text:p text:style-name="P2"><text:tab/><text:tab/><text:tab/><text:tab/>SELECT S2.sno</text:p>
      <text:p text:style-name="P2"><text:tab/><text:tab/><text:tab/><text:tab/>FROM Suppliers S2, Part P2, SuppliesPart SP2</text:p>
      <text:p text:style-name="P2"><text:tab/><text:tab/><text:tab/><text:tab/>WHERE S2.sno = SP2.sno AND P2.pno = SP2.pno</text:p>
      <text:p text:style-name="P2"><text:tab/><text:tab/><text:tab/><text:tab/><text:tab/>AND P2.pname = “Screw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ahoma1" svg:font-family="Tahoma"/>
    <style:font-face style:name="Times" svg:font-family="Times"/>
    <style:font-face style:name="FreeSans" svg:font-family="FreeSans"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txozas</meta:initial-creator>
    <meta:creation-date>2008-02-13T09:48:27</meta:creation-date>
    <dc:creator>txozas</dc:creator>
    <dc:date>2008-02-13T12:45:14</dc:date>
    <meta:editing-cycles>34</meta:editing-cycles>
    <meta:editing-duration>PT2H56M49S</meta:editing-duration>
    <meta:user-defined meta:name="Info 1"/>
    <meta:user-defined meta:name="Info 2"/>
    <meta:user-defined meta:name="Info 3"/>
    <meta:user-defined meta:name="Info 4"/>
    <meta:document-statistic meta:table-count="0" meta:image-count="0" meta:object-count="0" meta:page-count="8" meta:paragraph-count="110" meta:word-count="623" meta:character-count="4003"/>
  </office:meta>
</office:document-meta>
</file>